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57in"/>
    </style:style>
    <style:style style:name="co3" style:family="table-column">
      <style:table-column-properties fo:break-before="auto" style:column-width="0.9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 table:number-columns-spanned="2" table:number-rows-spanned="1">
            <text:p>depotVT END</text:p>
          </table:table-cell>
          <table:covered-table-cell/>
          <table:table-cell table:number-columns-repeated="2"/>
          <table:table-cell office:value-type="string" calcext:value-type="string" table:number-columns-spanned="5" table:number-rows-spanned="1">
            <text:p>full local opt</text:p>
          </table:table-cell>
          <table:covered-table-cell table:number-columns-repeated="4"/>
          <table:table-cell/>
          <table:table-cell office:value-type="string" calcext:value-type="string">
            <text:p>depotVT En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d3, pmax 0.1</text:p>
          </table:table-cell>
          <table:table-cell office:value-type="string" calcext:value-type="string">
            <text:p>time(s) total</text:p>
          </table:table-cell>
          <table:table-cell/>
          <table:table-cell office:value-type="string" calcext:value-type="string">
            <text:p>d3, pmax 0.1</text:p>
          </table:table-cell>
          <table:table-cell office:value-type="string" calcext:value-type="string">
            <text:p>time(s) total</text:p>
          </table:table-cell>
          <table:table-cell/>
          <table:table-cell office:value-type="string" calcext:value-type="string">
            <text:p>d1, pmax 0.01</text:p>
          </table:table-cell>
          <table:table-cell office:value-type="string" calcext:value-type="string">
            <text:p>time(s) total</text:p>
          </table:table-cell>
          <table:table-cell/>
          <table:table-cell office:value-type="string" calcext:value-type="string">
            <text:p>d1, pmax 0.01</text:p>
          </table:table-cell>
          <table:table-cell office:value-type="string" calcext:value-type="string">
            <text:p>time(s)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.1" calcext:value-type="float">
            <text:p>188.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5.6" calcext:value-type="float">
            <text:p>225.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5" calcext:value-type="float">
            <text:p>193.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93.94" calcext:value-type="float">
            <text:p>193.9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.85" calcext:value-type="float">
            <text:p>219.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3.43" calcext:value-type="float">
            <text:p>233.4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7.23" calcext:value-type="float">
            <text:p>197.2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9.58" calcext:value-type="float">
            <text:p>189.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4.7" calcext:value-type="float">
            <text:p>204.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4.78" calcext:value-type="float">
            <text:p>184.7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82.5" calcext:value-type="float">
            <text:p>182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.44" calcext:value-type="float">
            <text:p>193.4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25.6" calcext:value-type="float">
            <text:p>225.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87.95" calcext:value-type="float">
            <text:p>187.9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.62" calcext:value-type="float">
            <text:p>202.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4.16" calcext:value-type="float">
            <text:p>214.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.6" calcext:value-type="float">
            <text:p>225.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9.2" calcext:value-type="float">
            <text:p>219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3.99" calcext:value-type="float">
            <text:p>193.9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59.18" calcext:value-type="float">
            <text:p>259.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8.34" calcext:value-type="float">
            <text:p>208.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5.76" calcext:value-type="float">
            <text:p>205.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3.72" calcext:value-type="float">
            <text:p>243.7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8.37" calcext:value-type="float">
            <text:p>238.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6.06" calcext:value-type="float">
            <text:p>196.0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91.31" calcext:value-type="float">
            <text:p>191.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7.4" calcext:value-type="float">
            <text:p>207.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27.06" calcext:value-type="float">
            <text:p>227.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1.31" calcext:value-type="float">
            <text:p>191.3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91.31" calcext:value-type="float">
            <text:p>191.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.99" calcext:value-type="float">
            <text:p>193.9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3.6" calcext:value-type="float">
            <text:p>253.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1.31" calcext:value-type="float">
            <text:p>191.3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5.6" calcext:value-type="float">
            <text:p>225.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.55" calcext:value-type="float">
            <text:p>199.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8.73" calcext:value-type="float">
            <text:p>218.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0.22" calcext:value-type="float">
            <text:p>230.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8.14" calcext:value-type="float">
            <text:p>188.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formula="of:=AVERAGE([.B4:.B13])" office:value-type="float" office:value="205.166" calcext:value-type="float">
            <text:p>205.166</text:p>
          </table:table-cell>
          <table:table-cell table:formula="of:=AVERAGE([.C4:.C13])" office:value-type="float" office:value="12.8" calcext:value-type="float">
            <text:p>12.8</text:p>
          </table:table-cell>
          <table:table-cell/>
          <table:table-cell table:formula="of:=AVERAGE([.E4:.E13])" office:value-type="float" office:value="230.043" calcext:value-type="float">
            <text:p>230.043</text:p>
          </table:table-cell>
          <table:table-cell table:formula="of:=AVERAGE([.F4:.F13])" office:value-type="float" office:value="12.9" calcext:value-type="float">
            <text:p>12.9</text:p>
          </table:table-cell>
          <table:table-cell/>
          <table:table-cell table:formula="of:=AVERAGE([.H4:.H13])" office:value-type="float" office:value="200.63" calcext:value-type="float">
            <text:p>200.63</text:p>
          </table:table-cell>
          <table:table-cell table:formula="of:=AVERAGE([.I4:.I13])" office:value-type="float" office:value="38.3" calcext:value-type="float">
            <text:p>38.3</text:p>
          </table:table-cell>
          <table:table-cell/>
          <table:table-cell table:formula="of:=AVERAGE([.K4:.K13])" office:value-type="float" office:value="197.534" calcext:value-type="float">
            <text:p>197.534</text:p>
          </table:table-cell>
          <table:table-cell table:formula="of:=AVERAGE([.L4:.L13])"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.26" calcext:value-type="float">
            <text:p>191.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5.6" calcext:value-type="float">
            <text:p>225.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.66" calcext:value-type="float">
            <text:p>200.6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85.87" calcext:value-type="float">
            <text:p>185.8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8.43" calcext:value-type="float">
            <text:p>228.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.09" calcext:value-type="float">
            <text:p>221.0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5.87" calcext:value-type="float">
            <text:p>185.8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8.65" calcext:value-type="float">
            <text:p>208.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9.2" calcext:value-type="float">
            <text:p>219.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2.93" calcext:value-type="float">
            <text:p>222.9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5.43" calcext:value-type="float">
            <text:p>205.4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2.1" calcext:value-type="float">
            <text:p>192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.81" calcext:value-type="float">
            <text:p>198.8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9.2" calcext:value-type="float">
            <text:p>219.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9.32" calcext:value-type="float">
            <text:p>199.3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2.92" calcext:value-type="float">
            <text:p>192.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1.64" calcext:value-type="float">
            <text:p>251.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6.54" calcext:value-type="float">
            <text:p>236.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3.4" calcext:value-type="float">
            <text:p>183.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00.94" calcext:value-type="float">
            <text:p>200.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.2" calcext:value-type="float">
            <text:p>219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7.66" calcext:value-type="float">
            <text:p>207.6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3.53" calcext:value-type="float">
            <text:p>193.5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03.58" calcext:value-type="float">
            <text:p>203.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6.36" calcext:value-type="float">
            <text:p>246.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2.37" calcext:value-type="float">
            <text:p>232.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3.06" calcext:value-type="float">
            <text:p>193.0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26.81" calcext:value-type="float">
            <text:p>226.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2.39" calcext:value-type="float">
            <text:p>232.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.58" calcext:value-type="float">
            <text:p>200.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1.89" calcext:value-type="float">
            <text:p>191.8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85.97" calcext:value-type="float">
            <text:p>185.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7.99" calcext:value-type="float">
            <text:p>237.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.32" calcext:value-type="float">
            <text:p>199.3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2.78" calcext:value-type="float">
            <text:p>192.7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90.59" calcext:value-type="float">
            <text:p>190.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.92" calcext:value-type="float">
            <text:p>190.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0.28" calcext:value-type="float">
            <text:p>240.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8.6" calcext:value-type="float">
            <text:p>188.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88.6" calcext:value-type="float">
            <text:p>188.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AVERAGE([.B16:.B25])" office:value-type="float" office:value="221.62" calcext:value-type="float">
            <text:p>221.62</text:p>
          </table:table-cell>
          <table:table-cell table:formula="of:=AVERAGE([.C16:.C25])" office:value-type="float" office:value="5.6" calcext:value-type="float">
            <text:p>5.6</text:p>
          </table:table-cell>
          <table:table-cell/>
          <table:table-cell table:formula="of:=AVERAGE([.E16:.E25])" office:value-type="float" office:value="220.557" calcext:value-type="float">
            <text:p>220.557</text:p>
          </table:table-cell>
          <table:table-cell table:formula="of:=AVERAGE([.F16:.F25])" office:value-type="float" office:value="8.9" calcext:value-type="float">
            <text:p>8.9</text:p>
          </table:table-cell>
          <table:table-cell/>
          <table:table-cell table:formula="of:=AVERAGE([.H16:.H25])" office:value-type="float" office:value="193.454" calcext:value-type="float">
            <text:p>193.454</text:p>
          </table:table-cell>
          <table:table-cell table:formula="of:=AVERAGE([.I16:.I25])" office:value-type="float" office:value="48.4" calcext:value-type="float">
            <text:p>48.4</text:p>
          </table:table-cell>
          <table:table-cell/>
          <table:table-cell table:formula="of:=AVERAGE([.K16:.K25])" office:value-type="float" office:value="197.603" calcext:value-type="float">
            <text:p>197.603</text:p>
          </table:table-cell>
          <table:table-cell table:formula="of:=AVERAGE([.L16:.L25])" office:value-type="float" office:value="41.8" calcext:value-type="float">
            <text:p>41.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.5" calcext:value-type="float">
            <text:p>210.5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247.01" calcext:value-type="float">
            <text:p>247.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2.02" calcext:value-type="float">
            <text:p>192.0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84.26" calcext:value-type="float">
            <text:p>184.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.04" calcext:value-type="float">
            <text:p>196.0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0.09" calcext:value-type="float">
            <text:p>190.0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8.56" calcext:value-type="float">
            <text:p>198.5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77.8" calcext:value-type="float">
            <text:p>177.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2.6" calcext:value-type="float">
            <text:p>212.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98.35" calcext:value-type="float">
            <text:p>198.3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8.87" calcext:value-type="float">
            <text:p>178.8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02.75" calcext:value-type="float">
            <text:p>202.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.21" calcext:value-type="float">
            <text:p>210.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37.23" calcext:value-type="float">
            <text:p>237.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2.31" calcext:value-type="float">
            <text:p>192.3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91.3" calcext:value-type="float">
            <text:p>191.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.45" calcext:value-type="float">
            <text:p>200.4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4.25" calcext:value-type="float">
            <text:p>194.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8.22" calcext:value-type="float">
            <text:p>188.2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94.37" calcext:value-type="float">
            <text:p>194.3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.8" calcext:value-type="float">
            <text:p>199.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3.96" calcext:value-type="float">
            <text:p>193.9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7.69" calcext:value-type="float">
            <text:p>177.69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82.75" calcext:value-type="float">
            <text:p>182.7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.88" calcext:value-type="float">
            <text:p>210.8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02.83" calcext:value-type="float">
            <text:p>202.8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8.52" calcext:value-type="float">
            <text:p>178.52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69.72" calcext:value-type="float">
            <text:p>169.7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7.45" calcext:value-type="float">
            <text:p>227.4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6.63" calcext:value-type="float">
            <text:p>196.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6.29" calcext:value-type="float">
            <text:p>196.2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88.11" calcext:value-type="float">
            <text:p>188.1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.08" calcext:value-type="float">
            <text:p>190.0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01.2" calcext:value-type="float">
            <text:p>201.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78.95" calcext:value-type="float">
            <text:p>178.95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86.04" calcext:value-type="float">
            <text:p>186.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.33" calcext:value-type="float">
            <text:p>244.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1.1" calcext:value-type="float">
            <text:p>201.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8.27" calcext:value-type="float">
            <text:p>188.27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12.6" calcext:value-type="float">
            <text:p>212.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table:formula="of:=AVERAGE([.B29:.B38])" office:value-type="float" office:value="210.234" calcext:value-type="float">
            <text:p>210.234</text:p>
          </table:table-cell>
          <table:table-cell table:formula="of:=AVERAGE([.C29:.C38])" office:value-type="float" office:value="52.3" calcext:value-type="float">
            <text:p>52.3</text:p>
          </table:table-cell>
          <table:table-cell/>
          <table:table-cell table:formula="of:=AVERAGE([.E29:.E38])" office:value-type="float" office:value="206.265" calcext:value-type="float">
            <text:p>206.265</text:p>
          </table:table-cell>
          <table:table-cell table:formula="of:=AVERAGE([.F29:.F38])" office:value-type="float" office:value="22.8" calcext:value-type="float">
            <text:p>22.8</text:p>
          </table:table-cell>
          <table:table-cell/>
          <table:table-cell table:formula="of:=AVERAGE([.H29:.H38])" office:value-type="float" office:value="186.97" calcext:value-type="float">
            <text:p>186.97</text:p>
          </table:table-cell>
          <table:table-cell table:formula="of:=AVERAGE([.I29:.I38])" office:value-type="float" office:value="132.4" calcext:value-type="float">
            <text:p>132.4</text:p>
          </table:table-cell>
          <table:table-cell/>
          <table:table-cell table:formula="of:=AVERAGE([.K29:.K38])" office:value-type="float" office:value="188.97" calcext:value-type="float">
            <text:p>188.97</text:p>
          </table:table-cell>
          <table:table-cell table:formula="of:=AVERAGE([.L29:.L38])" office:value-type="float" office:value="216.5" calcext:value-type="float">
            <text:p>216.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8.84" calcext:value-type="float">
            <text:p>648.8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640.86" calcext:value-type="float">
            <text:p>640.86</text:p>
          </table:table-cell>
          <table:table-cell office:value-type="float" office:value="591" calcext:value-type="float">
            <text:p>59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6.96" calcext:value-type="float">
            <text:p>666.96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64.26" calcext:value-type="float">
            <text:p>664.26</text:p>
          </table:table-cell>
          <table:table-cell office:value-type="float" office:value="342" calcext:value-type="float">
            <text:p>34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5.52" calcext:value-type="float">
            <text:p>665.52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656.56" calcext:value-type="float">
            <text:p>656.56</text:p>
          </table:table-cell>
          <table:table-cell office:value-type="float" office:value="551" calcext:value-type="float">
            <text:p>55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1.12" calcext:value-type="float">
            <text:p>671.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96.34" calcext:value-type="float">
            <text:p>696.34</text:p>
          </table:table-cell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7.85" calcext:value-type="float">
            <text:p>647.85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672.49" calcext:value-type="float">
            <text:p>672.49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6.41" calcext:value-type="float">
            <text:p>656.4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663.06" calcext:value-type="float">
            <text:p>663.06</text:p>
          </table:table-cell>
          <table:table-cell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6.3" calcext:value-type="float">
            <text:p>656.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669.6" calcext:value-type="float">
            <text:p>669.6</text:p>
          </table:table-cell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3.78" calcext:value-type="float">
            <text:p>683.7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687.74" calcext:value-type="float">
            <text:p>687.74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5.46" calcext:value-type="float">
            <text:p>645.4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649.86" calcext:value-type="float">
            <text:p>649.86</text:p>
          </table:table-cell>
          <table:table-cell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0.8" calcext:value-type="float">
            <text:p>640.8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642.15" calcext:value-type="float">
            <text:p>642.15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/>
          <table:table-cell table:formula="of:=AVERAGE([.B42:.B51])" office:value-type="float" office:value="658.304" calcext:value-type="float">
            <text:p>658.304</text:p>
          </table:table-cell>
          <table:table-cell table:formula="of:=AVERAGE([.C42:.C51])" office:value-type="float" office:value="194.8" calcext:value-type="float">
            <text:p>194.8</text:p>
          </table:table-cell>
          <table:table-cell/>
          <table:table-cell table:formula="of:=AVERAGE([.E42:.E51])" office:value-type="float" office:value="664.292" calcext:value-type="float">
            <text:p>664.292</text:p>
          </table:table-cell>
          <table:table-cell table:formula="of:=AVERAGE([.F42:.F51])" office:value-type="float" office:value="377.5" calcext:value-type="float">
            <text:p>377.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3:14:48.995079193</meta:creation-date>
    <dc:date>2024-05-01T17:05:41.319281940</dc:date>
    <meta:editing-duration>PT3H50M10S</meta:editing-duration>
    <meta:editing-cycles>86</meta:editing-cycles>
    <meta:generator>LibreOffice/7.6.6.3$Linux_X86_64 LibreOffice_project/60$Build-3</meta:generator>
    <meta:document-statistic meta:table-count="1" meta:cell-count="363" meta:object-count="0"/>
  </office:meta>
</office:document-meta>
</file>